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 style:parent-style-name="Standard" style:list-style-name="LFO2" style:family="paragraph">
      <style:paragraph-properties fo:text-align="justify"/>
      <style:text-properties fo:font-weight="bold" style:font-weight-asian="bold" style:font-weight-complex="bold" fo:font-size="14pt" style:font-size-asian="14pt" style:font-size-complex="14pt"/>
    </style:style>
    <style:style style:name="P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0" style:parent-style-name="Standard" style:family="paragraph">
      <style:paragraph-properties fo:text-align="justify" fo:line-height="150%"/>
      <style:text-properties fo:font-size="14pt" style:font-size-asian="14pt" style:font-size-complex="14pt"/>
    </style:style>
    <style:style style:name="P11" style:parent-style-name="Standard" style:family="paragraph">
      <style:paragraph-properties fo:text-align="justify" fo:line-height="150%"/>
      <style:text-properties fo:font-size="14pt" style:font-size-asian="14pt" style:font-size-complex="14pt"/>
    </style:style>
    <style:style style:name="P12" style:parent-style-name="Standard" style:family="paragraph">
      <style:paragraph-properties fo:text-align="justify" fo:line-height="150%"/>
      <style:text-properties fo:font-size="14pt" style:font-size-asian="14pt" style:font-size-complex="14pt"/>
    </style:style>
    <style:style style:name="P13" style:parent-style-name="Standard" style:family="paragraph">
      <style:paragraph-properties fo:text-align="justify" fo:line-height="150%"/>
      <style:text-properties fo:font-size="14pt" style:font-size-asian="14pt" style:font-size-complex="14pt"/>
    </style:style>
    <style:style style:name="P14" style:parent-style-name="Standard" style:family="paragraph">
      <style:paragraph-properties fo:text-align="justify" fo:line-height="150%"/>
      <style:text-properties fo:font-size="14pt" style:font-size-asian="14pt" style:font-size-complex="14pt"/>
    </style:style>
    <style:style style:name="P15" style:parent-style-name="Standard" style:list-style-name="LFO3" style:family="paragraph">
      <style:paragraph-properties fo:text-align="justify" fo:line-height="200%"/>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fo:line-height="150%"/>
      <style:text-properties fo:font-size="14pt" style:font-size-asian="14pt" style:font-size-complex="14pt"/>
    </style:style>
    <style:style style:name="P17" style:parent-style-name="Standard" style:family="paragraph">
      <style:paragraph-properties fo:text-align="justify" fo:line-height="150%"/>
      <style:text-properties fo:font-size="14pt" style:font-size-asian="14pt" style:font-size-complex="14pt"/>
    </style:style>
    <style:style style:name="P18" style:parent-style-name="Standard" style:family="paragraph">
      <style:paragraph-properties fo:text-align="justify" fo:line-height="150%"/>
      <style:text-properties fo:font-size="14pt" style:font-size-asian="14pt" style:font-size-complex="14pt"/>
    </style:style>
    <style:style style:name="P19" style:parent-style-name="Standard" style:family="paragraph">
      <style:paragraph-properties fo:text-align="justify" fo:line-height="150%"/>
      <style:text-properties fo:font-size="14pt" style:font-size-asian="14pt" style:font-size-complex="14pt"/>
    </style:style>
    <style:style style:name="P20" style:parent-style-name="Standard" style:list-style-name="LFO4" style:family="paragraph">
      <style:paragraph-properties fo:text-align="justify" fo:line-height="150%"/>
      <style:text-properties fo:font-size="14pt" style:font-size-asian="14pt" style:font-size-complex="14pt"/>
    </style:style>
    <style:style style:name="P21" style:parent-style-name="Standard" style:list-style-name="LFO4" style:family="paragraph">
      <style:paragraph-properties fo:text-align="justify" fo:line-height="150%"/>
      <style:text-properties fo:font-size="14pt" style:font-size-asian="14pt" style:font-size-complex="14pt"/>
    </style:style>
    <style:style style:name="P22" style:parent-style-name="Standard" style:family="paragraph">
      <style:paragraph-properties fo:text-align="justify" fo:line-height="150%"/>
      <style:text-properties fo:font-size="14pt" style:font-size-asian="14pt" style:font-size-complex="14pt"/>
    </style:style>
    <style:style style:name="P23" style:parent-style-name="Standard" style:family="paragraph">
      <style:paragraph-properties fo:text-align="justify" fo:line-height="150%"/>
      <style:text-properties fo:font-size="14pt" style:font-size-asian="14pt" style:font-size-complex="14pt"/>
    </style:style>
    <style:style style:name="P24" style:parent-style-name="Standard" style:family="paragraph">
      <style:paragraph-properties fo:text-align="justify" fo:line-height="150%"/>
      <style:text-properties fo:font-size="14pt" style:font-size-asian="14pt" style:font-size-complex="14pt"/>
    </style:style>
    <style:style style:name="P25" style:parent-style-name="Standard" style:family="paragraph">
      <style:paragraph-properties fo:text-align="justify" fo:line-height="150%"/>
      <style:text-properties fo:font-size="14pt" style:font-size-asian="14pt" style:font-size-complex="14pt"/>
    </style:style>
    <style:style style:name="P26" style:parent-style-name="Standard" style:list-style-name="LFO5" style:family="paragraph">
      <style:paragraph-properties fo:text-align="justify" fo:line-height="200%"/>
      <style:text-properties fo:font-weight="bold" style:font-weight-asian="bold" style:font-weight-complex="bold" fo:font-size="14pt" style:font-size-asian="14pt" style:font-size-complex="14pt"/>
    </style:style>
    <style:style style:name="P27" style:parent-style-name="Standard" style:family="paragraph">
      <style:paragraph-properties fo:text-align="justify" fo:line-height="150%"/>
      <style:text-properties fo:font-size="14pt" style:font-size-asian="14pt" style:font-size-complex="14pt"/>
    </style:style>
    <style:style style:name="P28" style:parent-style-name="Standard" style:family="paragraph">
      <style:paragraph-properties fo:text-align="justify" fo:line-height="150%"/>
      <style:text-properties fo:font-size="14pt" style:font-size-asian="14pt" style:font-size-complex="14pt"/>
    </style:style>
    <style:style style:name="P29" style:parent-style-name="Standard" style:family="paragraph">
      <style:paragraph-properties fo:text-align="justify" fo:line-height="150%"/>
    </style:style>
    <style:style style:name="T30" style:parent-style-name="Policepardéfaut" style:family="text">
      <style:text-properties fo:font-size="14pt" style:font-size-asian="14pt" style:font-size-complex="14pt"/>
    </style:style>
    <style:style style:name="P31" style:parent-style-name="Standard" style:family="paragraph">
      <style:paragraph-properties fo:text-align="justify" fo:line-height="150%"/>
    </style:style>
    <style:style style:name="P32" style:parent-style-name="Standard" style:list-style-name="LFO6" style:family="paragraph">
      <style:paragraph-properties fo:text-align="justify" fo:line-height="150%"/>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P35" style:parent-style-name="Standard" style:list-style-name="LFO6" style:family="paragraph">
      <style:paragraph-properties fo:text-align="justify" fo:line-height="150%"/>
    </style:style>
    <style:style style:name="T36" style:parent-style-name="Policepardéfaut" style:family="text">
      <style:text-properties fo:font-size="14pt" style:font-size-asian="14pt" style:font-size-complex="14pt"/>
    </style:style>
    <style:style style:name="T37" style:parent-style-name="Policepardéfaut" style:family="text">
      <style:text-properties fo:font-size="14pt" style:font-size-asian="14pt" style:font-size-complex="14pt"/>
    </style:style>
    <style:style style:name="T38" style:parent-style-name="Policepardéfaut" style:family="text">
      <style:text-properties fo:font-size="14pt" style:font-size-asian="14pt" style:font-size-complex="14pt"/>
    </style:style>
    <style:style style:name="P39" style:parent-style-name="Standard" style:list-style-name="LFO6" style:family="paragraph">
      <style:paragraph-properties fo:text-align="justify" fo:line-height="150%"/>
    </style:style>
    <style:style style:name="T40" style:parent-style-name="Policepardéfaut" style:family="text">
      <style:text-properties fo:font-size="14pt" style:font-size-asian="14pt" style:font-size-complex="14pt"/>
    </style:style>
    <style:style style:name="P41" style:parent-style-name="Standard" style:list-style-name="LFO6" style:family="paragraph">
      <style:paragraph-properties fo:text-align="justify" fo:line-height="150%"/>
    </style:style>
    <style:style style:name="T42" style:parent-style-name="Policepardéfaut" style:family="text">
      <style:text-properties fo:font-size="14pt" style:font-size-asian="14pt" style:font-size-complex="14pt"/>
    </style:style>
    <style:style style:name="P43" style:parent-style-name="Standard" style:family="paragraph">
      <style:paragraph-properties fo:text-align="justify" fo:line-height="150%"/>
    </style:style>
    <style:style style:name="P44" style:parent-style-name="Standard" style:family="paragraph">
      <style:paragraph-properties fo:text-align="justify" fo:line-height="150%"/>
    </style:style>
    <style:style style:name="P45" style:parent-style-name="Standard" style:family="paragraph">
      <style:paragraph-properties fo:text-align="justify" fo:line-height="150%"/>
    </style:style>
    <style:style style:name="T46" style:parent-style-name="Policepardéfaut" style:family="text">
      <style:text-properties fo:font-size="14pt" style:font-size-asian="14pt" style:font-size-complex="14pt"/>
    </style:style>
    <style:style style:name="T47" style:parent-style-name="Policepardéfaut" style:family="text">
      <style:text-properties fo:font-size="14pt" style:font-size-asian="14pt" style:font-size-complex="14pt"/>
    </style:style>
    <style:style style:name="T48" style:parent-style-name="Policepardéfaut" style:family="text">
      <style:text-properties fo:font-size="14pt" style:font-size-asian="14pt" style:font-size-complex="14pt"/>
    </style:style>
    <style:style style:name="T49" style:parent-style-name="Policepardéfaut" style:family="text">
      <style:text-properties fo:font-size="14pt" style:font-size-asian="14pt" style:font-size-complex="14pt"/>
    </style:style>
    <style:style style:name="T50" style:parent-style-name="Policepardéfaut" style:family="text">
      <style:text-properties fo:font-size="14pt" style:font-size-asian="14pt" style:font-size-complex="14pt"/>
    </style:style>
    <style:style style:name="T51" style:parent-style-name="Appelnotedebasdep." style:family="text">
      <style:text-properties fo:font-size="14pt" style:font-size-asian="14pt" style:font-size-complex="14pt"/>
    </style:style>
    <style:style style:name="T52" style:parent-style-name="Policepardéfaut" style:family="text">
      <style:text-properties fo:font-size="14pt" style:font-size-asian="14pt" style:font-size-complex="14pt"/>
    </style:style>
    <style:style style:name="T53" style:parent-style-name="Appelnotedebasdep." style:family="text">
      <style:text-properties fo:font-size="14pt" style:font-size-asian="14pt" style:font-size-complex="14pt"/>
    </style:style>
    <style:style style:name="T54" style:parent-style-name="Policepardéfaut" style:family="text">
      <style:text-properties fo:font-size="14pt" style:font-size-asian="14pt" style:font-size-complex="14pt"/>
    </style:style>
    <style:style style:name="P55" style:parent-style-name="Standard" style:family="paragraph">
      <style:paragraph-properties fo:text-align="justify" fo:line-height="150%"/>
    </style:style>
    <style:style style:name="P56" style:parent-style-name="Standard" style:family="paragraph">
      <style:paragraph-properties fo:text-align="justify" fo:line-height="150%"/>
    </style:style>
    <style:style style:name="P57" style:parent-style-name="Standard" style:list-style-name="LFO7" style:family="paragraph">
      <style:paragraph-properties fo:text-align="justify" fo:line-height="200%"/>
    </style:style>
    <style:style style:name="T58" style:parent-style-name="Policepardéfaut" style:family="text">
      <style:text-properties fo:font-weight="bold" style:font-weight-asian="bold" style:font-weight-complex="bold" fo:font-size="14pt" style:font-size-asian="14pt" style:font-size-complex="14pt"/>
    </style:style>
    <style:style style:name="P59" style:parent-style-name="Standard" style:family="paragraph">
      <style:paragraph-properties fo:text-align="justify" fo:line-height="150%"/>
    </style:style>
    <style:style style:name="T60" style:parent-style-name="Policepardéfaut" style:family="text">
      <style:text-properties fo:font-size="14pt" style:font-size-asian="14pt" style:font-size-complex="14pt"/>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style:style>
    <style:style style:name="P63" style:parent-style-name="Standard" style:family="paragraph">
      <style:paragraph-properties fo:text-align="justify" fo:line-height="150%"/>
    </style:style>
    <style:style style:name="P64" style:parent-style-name="Standard" style:list-style-name="LFO8" style:family="paragraph">
      <style:paragraph-properties fo:text-align="justify" fo:line-height="150%"/>
    </style:style>
    <style:style style:name="T65" style:parent-style-name="Policepardéfaut" style:family="text">
      <style:text-properties fo:font-style="italic" style:font-style-asian="italic" style:font-style-complex="italic" fo:font-size="14pt" style:font-size-asian="14pt" style:font-size-complex="14pt"/>
    </style:style>
    <style:style style:name="P66" style:parent-style-name="Standard" style:list-style-name="LFO8" style:family="paragraph">
      <style:paragraph-properties fo:text-align="justify" fo:line-height="150%"/>
    </style:style>
    <style:style style:name="T67" style:parent-style-name="Policepardéfaut" style:family="text">
      <style:text-properties fo:font-size="14pt" style:font-size-asian="14pt" style:font-size-complex="14pt"/>
    </style:style>
    <style:style style:name="P68" style:parent-style-name="Standard" style:family="paragraph">
      <style:paragraph-properties fo:text-align="justify" fo:line-height="150%"/>
    </style:style>
    <style:style style:name="P69" style:parent-style-name="Standard" style:list-style-name="LFO9" style:family="paragraph">
      <style:paragraph-properties fo:text-align="justify" fo:line-height="150%"/>
    </style:style>
    <style:style style:name="T70" style:parent-style-name="Policepardéfaut" style:family="text">
      <style:text-properties fo:font-style="italic" style:font-style-asian="italic" style:font-style-complex="italic" fo:font-size="14pt" style:font-size-asian="14pt" style:font-size-complex="14pt"/>
    </style:style>
    <style:style style:name="P71" style:parent-style-name="Standard" style:list-style-name="LFO8" style:family="paragraph">
      <style:paragraph-properties fo:text-align="justify" fo:line-height="150%"/>
    </style:style>
    <style:style style:name="T72" style:parent-style-name="Policepardéfaut" style:family="text">
      <style:text-properties fo:font-size="14pt" style:font-size-asian="14pt" style:font-size-complex="14pt"/>
    </style:style>
    <style:style style:name="P73" style:parent-style-name="Standard" style:family="paragraph">
      <style:paragraph-properties fo:text-align="justify" fo:line-height="150%"/>
      <style:text-properties fo:font-style="italic" style:font-style-asian="italic" style:font-style-complex="italic"/>
    </style:style>
    <style:style style:name="P74" style:parent-style-name="Standard" style:list-style-name="LFO10" style:family="paragraph">
      <style:paragraph-properties fo:text-align="justify" fo:line-height="150%"/>
    </style:style>
    <style:style style:name="T75" style:parent-style-name="Policepardéfaut" style:family="text">
      <style:text-properties fo:font-style="italic" style:font-style-asian="italic" style:font-style-complex="italic" fo:font-size="14pt" style:font-size-asian="14pt" style:font-size-complex="14pt"/>
    </style:style>
    <style:style style:name="P76" style:parent-style-name="Standard" style:list-style-name="LFO10" style:family="paragraph">
      <style:paragraph-properties fo:text-align="justify" fo:line-height="150%"/>
    </style:style>
    <style:style style:name="T77" style:parent-style-name="Policepardéfaut" style:family="text">
      <style:text-properties fo:font-size="14pt" style:font-size-asian="14pt" style:font-size-complex="14pt"/>
    </style:style>
    <style:style style:name="P78" style:parent-style-name="Standard" style:family="paragraph">
      <style:paragraph-properties fo:text-align="justify" fo:line-height="150%"/>
    </style:style>
    <style:style style:name="P79" style:parent-style-name="Standard" style:list-style-name="LFO11" style:family="paragraph">
      <style:paragraph-properties fo:text-align="justify" fo:line-height="150%"/>
    </style:style>
    <style:style style:name="T80" style:parent-style-name="Policepardéfaut" style:family="text">
      <style:text-properties fo:font-style="italic" style:font-style-asian="italic" style:font-style-complex="italic" fo:font-size="14pt" style:font-size-asian="14pt" style:font-size-complex="14pt"/>
    </style:style>
    <style:style style:name="P81" style:parent-style-name="Standard" style:list-style-name="LFO11" style:family="paragraph">
      <style:paragraph-properties fo:text-align="justify" fo:line-height="150%"/>
    </style:style>
    <style:style style:name="T82" style:parent-style-name="Policepardéfaut" style:family="text">
      <style:text-properties fo:font-size="14pt" style:font-size-asian="14pt" style:font-size-complex="14pt"/>
    </style:style>
    <style:style style:name="P83" style:parent-style-name="Standard" style:family="paragraph">
      <style:paragraph-properties fo:text-align="justify" fo:line-height="150%"/>
    </style:style>
    <style:style style:name="P84" style:parent-style-name="Standard" style:list-style-name="LFO12" style:family="paragraph">
      <style:paragraph-properties fo:text-align="justify" fo:line-height="150%"/>
    </style:style>
    <style:style style:name="T85" style:parent-style-name="Policepardéfaut" style:family="text">
      <style:text-properties fo:font-style="italic" style:font-style-asian="italic" style:font-style-complex="italic" fo:font-size="14pt" style:font-size-asian="14pt" style:font-size-complex="14pt"/>
    </style:style>
    <style:style style:name="P86" style:parent-style-name="Standard" style:family="paragraph">
      <style:paragraph-properties fo:text-align="justify" fo:line-height="150%"/>
    </style:style>
    <style:style style:name="T87" style:parent-style-name="Policepardéfaut" style:family="text">
      <style:text-properties fo:font-size="14pt" style:font-size-asian="14pt" style:font-size-complex="14pt"/>
    </style:style>
    <style:style style:name="P88" style:parent-style-name="Standard" style:family="paragraph">
      <style:paragraph-properties fo:text-align="justify" fo:line-height="150%"/>
      <style:text-properties fo:font-style="italic" style:font-style-asian="italic" style:font-style-complex="italic"/>
    </style:style>
    <style:style style:name="P89" style:parent-style-name="Standard" style:family="paragraph">
      <style:paragraph-properties fo:text-align="justify" fo:line-height="150%"/>
      <style:text-properties fo:font-size="14pt" style:font-size-asian="14pt" style:font-size-complex="14pt"/>
    </style:style>
    <style:style style:name="P90" style:parent-style-name="Standard" style:family="paragraph">
      <style:paragraph-properties fo:text-align="justify" fo:line-height="150%"/>
      <style:text-properties fo:font-size="14pt" style:font-size-asian="14pt" style:font-size-complex="14pt"/>
    </style:style>
  </office:automatic-styles>
  <office:body>
    <office:text text:use-soft-page-breaks="true">
      <text:p text:style-name="P1">Chapitre 1 : Introduction Général</text:p>
      <text:p text:style-name="P2"/>
      <text:p text:style-name="P3"/>
      <text:p text:style-name="P4"/>
      <text:p text:style-name="P5"/>
      <text:p text:style-name="P6"/>
      <text:p text:style-name="P7"/>
      <text:list text:style-name="LFO2" text:continue-numbering="true">
        <text:list-item>
          <text:p text:style-name="P8">Présentation de l’organisation</text:p>
        </text:list-item>
      </text:list>
      <text:p text:style-name="P9"/>
      <text:p text:style-name="P10">Le Groupe ISI est une école d’enseignement supérieur implanter dans plusieurs pays et possédant plusieurs campus au <text:s/>niveau du Sénégal.</text:p>
      <text:p text:style-name="P11"><text:s/>Elle est spécialisé dans des formations du domaine des TIC, elle propose des formations de grade Licence professionnel, Master professionnel tous accrediter pas le CAMES et l’ANAQSUP. En temps qu’etablissement d’enseignement supérieur sa mission est de forme des professionnel <text:s/>de qualiter en offrant des cours dispenser par des professionnel et en proposant en sont sein un environnement favorable.</text:p>
      <text:p text:style-name="P12">Le groupe ISI est organiser en plusieurs département, notamment le département réseaux, génie logiciel, service technique, <text:s/>scolarité et l’administration.</text:p>
      <text:p text:style-name="P13"/>
      <text:p text:style-name="P14"/>
      <text:list text:style-name="LFO3" text:continue-numbering="true">
        <text:list-item>
          <text:p text:style-name="P15">Contexte</text:p>
        </text:list-item>
      </text:list>
      <text:p text:style-name="P16">De manière général dans l’ère actuelle, Les interfaces graphique reste la manière la plus convivial et la plus simple pour interagir avec les ordinateur ou plus généralement les systèmes numérique tant est si elle supporte l’affichage de fenêtre, laissant ainsi les interfaces en ligne de commande en derrière, qui sont plutôt utiliseé par des spécialiste . Pourtant il y a eu une époque où les CLIs étaient le moyen les plus répondu pour utiliser les systèmes numériques et elles le faisaient bien. Maintenant avec les ordinateurs de plus en plus performants, moins chers et destiner majoritairement au grand publique, il y a de plus en plus d’utilisateur et la problématique de l’utilisation de manière plus visuel, plus simple et plus beau des solutions numériques est devenue en quelque sorte une norme en matière de conception des logiciels. Les CLIs reste encore beaucoup plus utile dans certain cas d’utilisation, notamment lorsqu’on est un développeur ou même<text:s/><text:soft-page-break/>administrateur de système informatique ou tout autre profession en rapport avec l’informatique. Pourtant avec les CLIs on constate encore quelque difficulté, comme notamment la nécessiter de connaitre les commandes adéquate pour une action, de connaitre la structure d’une commande, une gestion des erreurs des saisie qui peut manquer sur certains ou ne pas etre compréhensible a lire , une interface en noir et blanc pas très agréable même si on s’habitue vite. C’est dans l’optique d’apporter des améliorations à ces différents aspects que nous avons décidé de créer un programme dont la fonction sera de palier a ces quelques aspect, pas dans le but d’augmenter le taux d’utilisation des CLIs mais plutôt d’ajouter des fonctionnaliser pour une meilleure expérience d’utilisation.</text:p>
      <text:p text:style-name="P17"/>
      <text:p text:style-name="P18">L’équipe se compose de 2 membres, un encadreur qui a l’image d’un chef de project en entreprise, planifie, dirige et contrôle les objectif et tache du project. Ainsi qu’un étudiant qui endossera le rôle de concepteur et développeur.</text:p>
      <text:p text:style-name="P19"/>
      <text:list text:style-name="LFO4" text:continue-numbering="true">
        <text:list-item>
          <text:p text:style-name="P20">Ibrahima SY, Encadreur.</text:p>
        </text:list-item>
        <text:list-item>
          <text:p text:style-name="P21">Thomas SOUAH J. <text:s/>Concepteur et développeur.</text:p>
        </text:list-item>
      </text:list>
      <text:p text:style-name="P22"/>
      <text:p text:style-name="P23">L’incubation du project permettra au Groupe ISI d’atteindre une de ses missions phare, à savoir celle de mettre en place un environnement favorable à l’étudiant pour son apprentissage des techniques et manières d’œuvrer au seins d’entreprises même si l’étudiant ne trouve aucun stage. Aussi, une fois le projet terminer, il sera enregistrer en base de donnée de l’ecole et pourra servir de modele au futur étudiant de Licence professionnel au seins du Groupe ISI et ainsi enrichir par l’expérience des anciens étudiants qui ont travailler sur des sujets similaires.</text:p>
      <text:p text:style-name="P24"/>
      <text:p text:style-name="P25"/>
      <text:list text:style-name="LFO5" text:continue-numbering="true">
        <text:list-item>
          <text:p text:style-name="P26">Sujet du stage</text:p>
        </text:list-item>
      </text:list>
      <text:soft-page-break/>
      <text:p text:style-name="P27">Le projet porte sur la conception et le développement d’un programme informatique qui vise à améliorer l’expérience d’utilisation, à le rendre plus accesible et en y ajoutant des fonctionnalités.</text:p>
      <text:p text:style-name="P28"/>
      <text:p text:style-name="P29"><text:span text:style-name="T30">Le programme permet de reproduire le comportement du terminal, elle sera en quelque sorte une surcouche logiciel des interpréteurs de commandes des systèmes Linux\Debian en plus d’y ajouter ses propres fonctionnalités. Il agit comme un programme qui écoute la ligne de commande, analyse la saisie puis exécute les commandes qui lui sont destiné, le cas échéant il les filtres en transmettant au terminal hôte les commandes qu’il prend en charge tout en gardant un certain contrôle sur les données fournie en entrer et le résultat de retour. Le programme proposera des fonctionnalite ajouter tels que :</text:span></text:p>
      <text:p text:style-name="P31"/>
      <text:list text:style-name="LFO6" text:continue-numbering="true">
        <text:list-item>
          <text:p text:style-name="P32"><text:span text:style-name="T33">La création d</text:span><text:span text:style-name="T34">’alias de commande.</text:span></text:p>
        </text:list-item>
        <text:list-item>
          <text:p text:style-name="P35"><text:span text:style-name="T36">Une interface de ligne de commande moderne</text:span><text:span text:style-name="T37"><text:s/>et convivial</text:span><text:span text:style-name="T38">.<text:s/></text:span></text:p>
        </text:list-item>
        <text:list-item>
          <text:p text:style-name="P39"><text:span text:style-name="T40">L’autocomplétions de commande, qu’elle soit native ou personnaliser.</text:span></text:p>
        </text:list-item>
        <text:list-item>
          <text:p text:style-name="P41"><text:span text:style-name="T42">La possibilité de créer des scripts pour planifier ou exécuter des taches simplement.</text:span></text:p>
        </text:list-item>
      </text:list>
      <text:p text:style-name="P43"/>
      <text:p text:style-name="P44">*</text:p>
      <text:p text:style-name="P45"><text:span text:style-name="T46">Ce project<text:s/></text:span><text:span text:style-name="T47">à l’objectif</text:span><text:span text:style-name="T48"><text:s/>dans un premier temps de facilite l’utilisation des interfaces de ligne de commande compar</text:span><text:span text:style-name="T49">é</text:span><text:span text:style-name="T50"><text:s/>à celle des interfaces graphiques, en se basant sur des technologies moderne. Et dans un second temps a couplé l’utilisation des CLI</text:span><text:span text:style-name="T51"><text:note text:note-class="footnote" text:id="_ftn0"><text:note-citation>1</text:note-citation><text:note-body><text:p text:style-name="Footnote">Command Line Interface en français interface de ligne de commande.</text:p><text:p text:style-name="Footnote"/></text:note-body></text:note></text:span><text:span text:style-name="T52"><text:s/>à celle des UI</text:span><text:span text:style-name="T53"><text:note text:note-class="footnote" text:id="_ftn1"><text:note-citation>2</text:note-citation><text:note-body><text:p text:style-name="Footnote">User Interface ou Interface utilisateur en français.</text:p></text:note-body></text:note></text:span><text:span text:style-name="T54">.</text:span></text:p>
      <text:p text:style-name="P55"/>
      <text:p text:style-name="P56"/>
      <text:list text:style-name="LFO7" text:continue-numbering="true">
        <text:list-item>
          <text:p text:style-name="P57"><text:span text:style-name="T58">Objectif du Projet</text:span></text:p>
        </text:list-item>
      </text:list>
      <text:soft-page-break/>
      <text:p text:style-name="P59"><text:span text:style-name="T60">Le projet comporte des objectifs clairs, car un tel projet n’est pas nouveau dans le domaine du génie logiciel, il reste au final un logiciel dont l’execution est axé en ligne de commande. Nous avons défini les 4 objectifs généraux pour une approche méthodique et de génie logiciel afin d’avoir un produit fini de qualité, performant et robuste. Les voici :</text:span></text:p>
      <text:p text:style-name="P61"/>
      <text:p text:style-name="P62"/>
      <text:p text:style-name="P63"/>
      <text:list text:style-name="LFO8" text:continue-numbering="true">
        <text:list-item>
          <text:list>
            <text:list-item>
              <text:p text:style-name="P64"><text:span text:style-name="T65">Analyser les besoins</text:span></text:p>
            </text:list-item>
          </text:list>
        </text:list-item>
        <text:list-item>
          <text:p text:style-name="P66"><text:span text:style-name="T67">Il s’agit Ici de d’identifier et de documenter les besoins spécifiques des utilisateurs et les inefficacités actuelles des interpréteurs de commande, afin de dresser des exigences fonctionnels et techniques lors de la conception.</text:span></text:p>
        </text:list-item>
      </text:list>
      <text:p text:style-name="P68"/>
      <text:list text:style-name="LFO9" text:continue-numbering="true">
        <text:list-item>
          <text:list>
            <text:list-item>
              <text:p text:style-name="P69"><text:span text:style-name="T70">Concevoir une solution logicielle</text:span></text:p>
            </text:list-item>
          </text:list>
        </text:list-item>
      </text:list>
      <text:list text:style-name="LFO8" text:continue-numbering="true">
        <text:list-item>
          <text:p text:style-name="P71"><text:span text:style-name="T72">Développer une architecture logicielle adéquate pour répondre aux besoins identifier aux exigences du projet.</text:span></text:p>
        </text:list-item>
      </text:list>
      <text:p text:style-name="P73"/>
      <text:list text:style-name="LFO10" text:continue-numbering="true">
        <text:list-item>
          <text:list>
            <text:list-item>
              <text:p text:style-name="P74"><text:span text:style-name="T75">Développer le programme</text:span></text:p>
            </text:list-item>
          </text:list>
        </text:list-item>
        <text:list-item>
          <text:p text:style-name="P76"><text:span text:style-name="T77">Implémenter les fonctionnalités nécessaires en utilisant Python et des Framework et les meilleurs pratiques de développement logiciel.</text:span></text:p>
        </text:list-item>
      </text:list>
      <text:p text:style-name="P78"/>
      <text:list text:style-name="LFO11" text:continue-numbering="true">
        <text:list-item>
          <text:list>
            <text:list-item>
              <text:p text:style-name="P79"><text:span text:style-name="T80">Tester et valider</text:span></text:p>
            </text:list-item>
          </text:list>
        </text:list-item>
        <text:list-item>
          <text:p text:style-name="P81"><text:span text:style-name="T82">Effectuer des tests rigoureux pour s’assurer que le programme fonctionne correctement et valider l’amélioration du programme par rapport à l’interpellateur de commande actuel.</text:span></text:p>
        </text:list-item>
      </text:list>
      <text:p text:style-name="P83"/>
      <text:list text:style-name="LFO12" text:continue-numbering="true">
        <text:list-item>
          <text:list>
            <text:list-item>
              <text:p text:style-name="P84"><text:span text:style-name="T85">Documenter le processus</text:span></text:p>
            </text:list-item>
          </text:list>
        </text:list-item>
      </text:list>
      <text:p text:style-name="P86"><text:span text:style-name="T87">Créer Une documentation complète et claire pour faciliter l’adoption et la maintenance du programme par des équipes de développeur.</text:span></text:p>
      <text:p text:style-name="P88"/>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ppelnotedebasdep." style:display-name="Appel note de bas de p." style:family="text" style:parent-style-name="Policepardéfaut">
      <style:text-properties style:text-position="super 66.6%"/>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Souah</dc:creator>
    <meta:creation-date>2024-06-01T16:35:00Z</meta:creation-date>
    <dc:date>2024-09-30T20:24:00Z</dc:date>
    <meta:template xlink:href="Normal.dotm" xlink:type="simple"/>
    <meta:editing-cycles>40</meta:editing-cycles>
    <meta:editing-duration>PT13740S</meta:editing-duration>
    <meta:document-statistic meta:page-count="5" meta:paragraph-count="12" meta:word-count="926" meta:character-count="6010" meta:row-count="42" meta:non-whitespace-character-count="5096"/>
  </office:meta>
</office:document-meta>
</file>